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58.989109664322" calcext:value-type="float">
            <text:p>558.989109664322</text:p>
          </table:table-cell>
          <table:table-cell table:formula="of:=100*([.B2]/[.C2]-1)" office:value-type="float" office:value="24.7384979002501" calcext:value-type="float">
            <text:p>24.738497900250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60.556553927145" calcext:value-type="float">
            <text:p>560.556553927145</text:p>
          </table:table-cell>
          <table:table-cell table:formula="of:=100*([.B3]/[.C3]-1)" office:value-type="float" office:value="25.8620265693261" calcext:value-type="float">
            <text:p>25.862026569326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65.501002470555" calcext:value-type="float">
            <text:p>665.501002470555</text:p>
          </table:table-cell>
          <table:table-cell table:formula="of:=100*([.B4]/[.C4]-1)" office:value-type="float" office:value="7.56248777900153" calcext:value-type="float">
            <text:p>7.56248777900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63.313510158025" calcext:value-type="float">
            <text:p>663.313510158025</text:p>
          </table:table-cell>
          <table:table-cell table:formula="of:=100*([.B5]/[.C5]-1)" office:value-type="float" office:value="7.64366738273121" calcext:value-type="float">
            <text:p>7.64366738273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721.652535133125" calcext:value-type="float">
            <text:p>721.652535133125</text:p>
          </table:table-cell>
          <table:table-cell table:formula="of:=100*([.B6]/[.C6]-1)" office:value-type="float" office:value="8.13955358762839" calcext:value-type="float">
            <text:p>8.13955358762839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650.738613832463" calcext:value-type="float">
            <text:p>650.738613832463</text:p>
          </table:table-cell>
          <table:table-cell table:formula="of:=100*([.B7]/[.C7]-1)" office:value-type="float" office:value="8.77905170825459" calcext:value-type="float">
            <text:p>8.77905170825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00.756406711374" calcext:value-type="float">
            <text:p>700.756406711374</text:p>
          </table:table-cell>
          <table:table-cell table:formula="of:=100*([.B8]/[.C8]-1)" office:value-type="float" office:value="9.5945967558281" calcext:value-type="float">
            <text:p>9.5945967558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38.565075647766" calcext:value-type="float">
            <text:p>738.565075647766</text:p>
          </table:table-cell>
          <table:table-cell table:formula="of:=100*([.B9]/[.C9]-1)" office:value-type="float" office:value="3.87228732238507" calcext:value-type="float">
            <text:p>3.87228732238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36.509640459926" calcext:value-type="float">
            <text:p>436.509640459926</text:p>
          </table:table-cell>
          <table:table-cell table:formula="of:=100*([.B10]/[.C10]-1)" office:value-type="float" office:value="28.9488255622015" calcext:value-type="float">
            <text:p>28.948825562201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8:52:04.387797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18T09:02:04.667810396</dc:date>
    <dc:creator>Davide Ancona</dc:creator>
    <meta:editing-duration>PT3H46M6S</meta:editing-duration>
    <meta:editing-cycles>60</meta:editing-cycles>
    <meta:generator>LibreOffice/5.3.7.2.0$Linux_X86_64 LibreOffice_project/30$Build-2</meta:generator>
    <meta:document-statistic meta:table-count="1" meta:cell-count="43" meta:object-count="0"/>
  </office:meta>
</office:document-meta>
</file>